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0b4d2" officeooo:paragraph-rsid="0023bbe4"/>
    </style:style>
    <style:style style:name="P3" style:family="paragraph" style:parent-style-name="Standard">
      <style:text-properties officeooo:rsid="002572a4" officeooo:paragraph-rsid="003055fd"/>
    </style:style>
    <style:style style:name="P4" style:family="paragraph" style:parent-style-name="Standard">
      <style:text-properties officeooo:rsid="004729c0" officeooo:paragraph-rsid="004729c0"/>
    </style:style>
    <style:style style:name="P5" style:family="paragraph" style:parent-style-name="Standard">
      <style:text-properties officeooo:rsid="00489391" officeooo:paragraph-rsid="00489391"/>
    </style:style>
    <style:style style:name="P6" style:family="paragraph" style:parent-style-name="Standard">
      <style:text-properties officeooo:rsid="004a943d" officeooo:paragraph-rsid="004a943d"/>
    </style:style>
    <style:style style:name="P7" style:family="paragraph" style:parent-style-name="Standard">
      <style:text-properties officeooo:rsid="004d4680" officeooo:paragraph-rsid="004d4680"/>
    </style:style>
    <style:style style:name="T1" style:family="text">
      <style:text-properties officeooo:rsid="001ff342"/>
    </style:style>
    <style:style style:name="T2" style:family="text">
      <style:text-properties officeooo:rsid="003055fd"/>
    </style:style>
    <style:style style:name="T3" style:family="text">
      <style:text-properties officeooo:rsid="00415a5c"/>
    </style:style>
    <style:style style:name="T4" style:family="text">
      <style:text-properties officeooo:rsid="00489391"/>
    </style:style>
    <style:style style:name="T5" style:family="text">
      <style:text-properties officeooo:rsid="004d46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einmal sehr stark an. </text:span></text:p>
      <text:p text:style-name="P1"/>
      <text:p text:style-name="P2">Diese Daten können dabei strukturiert, semi-strukturiert oder unstrukturiert sein. <text:span text:style-name="T3">Strukturierte Daten können sehr leicht von Maschinen verarbeitet werden, da die über eine fest vorgegeben Struktur verfügen. Im Gegensatz dazu haben semi-strukturiete Daten eine lose Struktur, dies bedeuted, dass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2"/>
      <text:p text:style-name="P3">Diese riesigen unterschiedliche strukturierten Daten müssen effizient gespeichert und verarbeitet werden, damit ein Mehrwert entstehen kann. Relationale Datenbanksysteme stoßen dabei schnell an ihre Grenzen. <text:span text:style-name="T2">Für solche Zwecke ist es besser alternative Systeme einzusetzen wie NoSql-Systeme.</text:span> </text:p>
      <text:p text:style-name="P3"/>
      <text:h text:style-name="Heading_20_2" text:outline-level="2">Motivation</text:h>
      <text:p text:style-name="Standard"/>
      <text:p text:style-name="P4">Wie schon erwähnt sind NoSql-Systeme bei semi- und unstrukturieten Daten besser geeignet. Jedoch gibt es eine vielzahl von unterschiedlichen NoSql-Systemen, die alle für einen gewissen Einsatz entwickelt wurden. Um deshalb eine Entscheidung treffen zu können, welches System man einsetzen möchte, muss man die verschiedenen Systeme vergleichen. <text:span text:style-name="T4">Dabei spielen nicht nur die Funktionen der einzelnen Systeme eine Rolle, sondern auch eventuell vorhandene Bibliotheken. </text:span></text:p>
      <text:p text:style-name="P4"/>
      <text:p text:style-name="P5">Im weiteren Verlauf dieser Arbeit werden wir die Key-Value-Systeme als einen Typ herausnehmen und davon mehrere Systeme und deren Integration vergleichen. </text:p>
      <text:p text:style-name="P5"/>
      <text:h text:style-name="Heading_20_2" text:outline-level="2"><text:span text:style-name="T5">Ziel</text:span> der Arbeit</text:h>
      <text:p text:style-name="P6"/>
      <text:p text:style-name="Standard">Ziel der Arbeit ist es die Key-Value-Stores Redis, Memcached und ein frei wählbares System hinsichtlich ihrer Eigenschaften zu untersuchen. Dabei soll vor allem der Fokus auf</text:p>
      <text:p text:style-name="Standard">Leistung(Performance) und verteieltes Rechnen(Clustering) gelegt werden. Redis verfügt über ein eigenes System „redis-benchmark“, welches ausgeführt und mit den eventuell vorhanden Werkzeugen der anderen Systeme verglichen werden soll. Dabei kann es notwendig werden das Werkzeug für die anderen System anzupassen.</text:p>
      <text:p text:style-name="Standard">Außerdem sollen die existierenden Zugriffsbibliotheken(Client-Libraries) der Systeme verglichen werden. Der Fokus soll hierbei auf der Programmiersprache Python liegen. Dazu sollen gegeignete</text:p>
      <text:p text:style-name="Standard">Anwendungsfälle ausgedacht und umgesetzt werden.</text:p>
      <text:p text:style-name="Standard"/>
      <text:h text:style-name="Heading_20_2" text:outline-level="2">Aufbau der Arbeit</text:h>
      <text:p text:style-name="P7"/>
      <text:p text:style-name="P7">Im ersten Kapitel werden beteiligten Technologien und Softwaresysteme beschrieben, um einen Überblick zu bekommen. Danach wird das bestehende Benchmark-Werkzeug von Redis analysiert und <text:soft-page-break/>der Entwurf für die anderen beiden Key-Value-Stores beschrieben. Außerdem wird der Use-Case beschrieben, der dann mit Hilfe der Python-Bibliotheken umgesetzt wird. Anschließend wird die technische Umsetzung beschrieben sowohl des Bechmark-Tools als auch des umgesetzten Use-Cases. Abschließend folgt die Zusammenfassung der Ergebnisse und der Ausblick in die Zukun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16T23:39:41.931981273</dc:date>
    <meta:editing-duration>PT56M29S</meta:editing-duration>
    <meta:editing-cycles>19</meta:editing-cycles>
    <meta:generator>LibreOffice/5.3.4.2$Linux_X86_64 LibreOffice_project/30m0$Build-2</meta:generator>
    <meta:document-statistic meta:table-count="0" meta:image-count="0" meta:object-count="0" meta:page-count="2" meta:paragraph-count="13" meta:word-count="427" meta:character-count="3248" meta:non-whitespace-character-count="2830"/>
  </office:meta>
</office:document-meta>
</file>